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family-generic="modern" style:font-pitch="variable"/>
    <style:font-face style:name="ＭＳ 明朝1" svg:font-family="'ＭＳ 明朝'"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標準"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loext:graphic-properties draw:fill="none" draw:fill-color="#ffffff"/>
      <style:paragraph-properties fo:line-height="75%">
        <style:tab-stops/>
      </style:paragraph-properties>
      <style:text-properties style:font-name="Arial" fo:font-size="10pt" fo:font-weight="normal" style:font-name-asian="メイリオ" style:font-size-asian="10pt" style:font-weight-asian="normal" style:font-size-complex="10pt" style:font-weight-complex="normal"/>
    </style:style>
    <style:style style:name="P2" style:family="paragraph">
      <style:paragraph-properties fo:line-height="115%"/>
    </style:style>
    <style:style style:name="P3" style:family="paragraph">
      <loext:graphic-properties draw:fill="none" draw:fill-color="#ffffff"/>
      <style:paragraph-properties fo:line-height="115%">
        <style:tab-stops/>
      </style:paragraph-properties>
      <style:text-properties fo:font-size="12pt" fo:font-weight="normal" style:font-name-asian="メイリオ" style:font-size-asian="10pt" style:font-weight-asian="normal" style:font-size-complex="10pt" style:font-weight-complex="normal"/>
    </style:style>
    <style:style style:name="P4" style:family="paragraph">
      <style:paragraph-properties fo:text-align="start"/>
      <style:text-properties style:text-line-through-style="none" style:text-line-through-type="none" fo:font-style="normal" style:text-underline-style="none"/>
    </style:style>
    <style:style style:name="T1" style:family="text">
      <style:text-properties style:font-name="Arial" fo:font-size="10pt" fo:font-weight="normal" style:font-name-asian="メイリオ" style:font-size-asian="10pt" style:font-weight-asian="normal" style:font-size-complex="10pt" style:font-weight-complex="normal"/>
    </style:style>
    <style:style style:name="T2" style:family="text">
      <style:text-properties style:font-name="Arial" fo:font-size="10pt" style:text-underline-style="none" fo:font-weight="normal" style:font-name-asian="メイリオ" style:font-size-asian="10pt" style:font-weight-asian="normal" style:font-size-complex="10pt" style:font-weight-complex="normal"/>
    </style:style>
    <style:style style:name="T3" style:family="text">
      <style:text-properties style:font-name="Arial" fo:font-size="10pt" style:text-underline-style="solid" style:text-underline-width="auto" style:text-underline-color="font-color" fo:font-weight="normal" style:font-name-asian="メイリオ" style:font-size-asian="10pt" style:font-weight-asian="normal" style:font-size-complex="10pt" style:font-weight-complex="normal"/>
    </style:style>
    <style:style style:name="gr1" style:family="graphic">
      <style:graphic-properties draw:stroke="solid" svg:stroke-color="#000000" draw:fill="none" draw:fill-color="#ffffff" fo:min-height="3.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4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irthDate"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ddress"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stName"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シェイプ1" draw:style-name="gr1" draw:text-style-name="P1" svg:width="19.511cm" svg:height="3.71cm" svg:x="-0.439cm" svg:y="0.011cm"><draw:text-box><text:p><text:span text:style-name="T1"><text:s/></text:span><text:span text:style-name="T1">&lt;</text:span><text:span text:style-name="T1">個人情報の取扱いについて</text:span><text:span text:style-name="T1">&gt;</text:span></text:p><text:p><text:span text:style-name="T1"><text:s/></text:span><text:span text:style-name="T1">個人情報保護の観点から、当照会書の取扱いに際しては、紛失</text:span><text:span text:style-name="T1">/</text:span><text:span text:style-name="T1">複製</text:span><text:span text:style-name="T1">/</text:span><text:span text:style-name="T1">改ざん</text:span><text:span text:style-name="T1">/</text:span><text:span text:style-name="T1">漏えい等に対して厳重な注意を払ってください。</text:span></text:p><text:p><text:span text:style-name="T2"><text:s/></text:span><text:span text:style-name="T3">当照会書の社外持出しは翌出社日までに使用するものに限定してください。</text:span></text:p><text:p><text:span text:style-name="T1"><text:s/></text:span><text:span text:style-name="T1">当照会書は社内にて施錠保管し、不要となった場合は速やかにシュレッダー等により廃棄してください。</text:span></text:p><text:p><text:span text:style-name="T1"><text:s/></text:span><text:span text:style-name="T1">また、照会時間によっては実際の状況と異なる場合もありますので、お客様への配布は禁止します。</text:span></text:p><text:p><text:span text:style-name="T1"><text:s/>※</text:span><text:span text:style-name="T1">特別条件の情報は、付加状況自体が機微情報となりますので、一律アスタリスク表示にしています。</text:span></text:p></draw:text-box></draw:frame><draw:frame text:anchor-type="paragraph" draw:z-index="1" draw:name="シェイプ1" draw:style-name="gr2" draw:text-style-name="P3" svg:width="19.511cm" svg:height="2.44cm" svg:x="-0.439cm" svg:y="3.799cm"><draw:text-box><text:p text:style-name="P2"><text:span text:style-name="T1"><text:s/></text:span><text:span text:style-name="T1">顧客 <text:s text:c="15"/>：</text:span></text:p><text:p text:style-name="P2"><text:span text:style-name="T1"><text:s/></text:span><text:span text:style-name="T1">生年月日 <text:s text:c="9"/>：</text:span></text:p><text:p text:style-name="P2"><text:span text:style-name="T1"><text:s/></text:span><text:span text:style-name="T1">通信先住所住所 ：</text:span></text:p><text:p text:style-name="P2"><text:span text:style-name="T1"><text:s/></text:span><text:span text:style-name="T1">電話番号 <text:s text:c="9"/>：</text:span></text:p></draw:text-box></draw:frame><draw:control text:anchor-type="paragraph" draw:z-index="2" draw:name="シェイプ3" draw:style-name="gr3" draw:text-style-name="P4" svg:width="15.541cm" svg:height="0.6cm" svg:x="2.889cm" svg:y="3.829cm" draw:control="control4"/><draw:control text:anchor-type="paragraph" draw:z-index="3" draw:name="シェイプ3" draw:style-name="gr4" draw:text-style-name="P4" svg:width="15.541cm" svg:height="0.6cm" svg:x="2.889cm" svg:y="4.45cm" draw:control="control1"/><draw:control text:anchor-type="paragraph" draw:z-index="4" draw:name="シェイプ3" draw:style-name="gr4" draw:text-style-name="P4" svg:width="15.541cm" svg:height="0.6cm" svg:x="2.889cm" svg:y="5.05cm" draw:control="control2"/><draw:control text:anchor-type="paragraph" draw:z-index="5" draw:name="シェイプ3" draw:style-name="gr3" draw:text-style-name="P4" svg:width="15.541cm" svg:height="0.6cm" svg:x="2.889cm" svg:y="5.6cm" draw:control="control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メイリオ" svg:font-family="メイリオ" style:font-family-generic="modern" style:font-pitch="variable"/>
    <style:font-face style:name="ＭＳ 明朝1" svg:font-family="'ＭＳ 明朝'"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標準"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7.4cm" style:num-format="1" style:print-orientation="landscape" fo:margin-top="0.049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8:07:33.643000000</meta:creation-date>
    <meta:editing-duration>PT7M35S</meta:editing-duration>
    <meta:editing-cycles>3</meta:editing-cycles>
    <meta:generator>LibreOffice/6.2.1.2$Windows_X86_64 LibreOffice_project/7bcb35dc3024a62dea0caee87020152d1ee96e71</meta:generator>
    <dc:date>2019-03-22T18:15:09.078000000</dc:date>
    <meta:document-statistic meta:table-count="0" meta:image-count="0" meta:object-count="0" meta:page-count="1" meta:paragraph-count="0" meta:word-count="0" meta:character-count="0" meta:non-whitespace-character-count="0"/>
  </office:meta>
</office:document-meta>
</file>